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3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4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15.75cm" fo:min-width="10.5cm" loext:decorative="false"/>
    </style:style>
    <style:style style:name="gr5" style:family="graphic" style:parent-style-name="objectwithoutfill">
      <style:graphic-properties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0cm" fo:min-width="0cm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651cm" fo:min-width="0.464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7.209cm" svg:height="10.999cm" draw:transform="rotate (-1.5707963267949) translate (16cm 10.4cm)" svg:viewBox="0 0 7210 11000" draw:points="0,11000 0,0 7210,0 7210,11000">
            <text:p/>
          </draw:polygon>
          <draw:line draw:style-name="gr3" draw:text-style-name="P2" draw:layer="layout" svg:x1="5.782cm" svg:y1="15.832cm" svg:x2="6.817cm" svg:y2="11.968cm">
            <text:p/>
          </draw:line>
          <draw:line draw:style-name="gr3" draw:text-style-name="P2" draw:layer="layout" svg:x1="6.882cm" svg:y1="15.832cm" svg:x2="7.917cm" svg:y2="11.968cm">
            <text:p/>
          </draw:line>
          <draw:line draw:style-name="gr3" draw:text-style-name="P2" draw:layer="layout" svg:x1="8.197cm" svg:y1="15.871cm" svg:x2="8.197cm" svg:y2="15.767cm">
            <text:p/>
          </draw:line>
          <draw:line draw:style-name="gr3" draw:text-style-name="P2" draw:layer="layout" svg:x1="9.397cm" svg:y1="15.871cm" svg:x2="9.397cm" svg:y2="15.767cm">
            <text:p/>
          </draw:line>
          <draw:g draw:style-name="gr1">
            <draw:polygon draw:style-name="gr4" draw:text-style-name="P1" draw:layer="layout" svg:width="2.749cm" svg:height="3.999cm" svg:x="12.25cm" svg:y="11.949cm" svg:viewBox="0 0 2750 4000" draw:points="750,0 2750,0 2750,4000 0,4000 0,750">
              <text:p/>
            </draw:polygon>
            <draw:line draw:style-name="gr5" draw:text-style-name="P2" draw:layer="layout" svg:x1="13.563cm" svg:y1="13.199cm" svg:x2="14.466cm" svg:y2="13.189cm">
              <text:p/>
            </draw:line>
            <draw:line draw:style-name="gr5" draw:text-style-name="P2" draw:layer="layout" svg:x1="12.715cm" svg:y1="14.189cm" svg:x2="14.465cm" svg:y2="14.189cm">
              <text:p/>
            </draw:line>
            <draw:line draw:style-name="gr5" draw:text-style-name="P2" draw:layer="layout" svg:x1="12.715cm" svg:y1="14.689cm" svg:x2="14.465cm" svg:y2="14.689cm">
              <text:p/>
            </draw:line>
            <draw:line draw:style-name="gr5" draw:text-style-name="P2" draw:layer="layout" svg:x1="12.715cm" svg:y1="13.689cm" svg:x2="14.465cm" svg:y2="13.689cm">
              <text:p/>
            </draw:line>
            <draw:custom-shape draw:style-name="gr6" draw:text-style-name="P1" draw:layer="layout" svg:width="0.75cm" svg:height="0.75cm" draw:transform="rotate (1.5707963267949) translate (12.25cm 12.699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g draw:style-name="gr7">
              <draw:line draw:style-name="gr8" draw:text-style-name="P1" draw:layer="layout" svg:x1="12.25cm" svg:y1="15.949cm" svg:x2="15cm" svg:y2="15.949cm">
                <text:p/>
              </draw:line>
              <draw:line draw:style-name="gr8" draw:text-style-name="P1" draw:layer="layout" svg:x1="12.25cm" svg:y1="15.949cm" svg:x2="12.25cm" svg:y2="12.699cm">
                <text:p/>
              </draw:line>
              <draw:line draw:style-name="gr8" draw:text-style-name="P1" draw:layer="layout" svg:x1="13cm" svg:y1="11.949cm" svg:x2="15cm" svg:y2="11.949cm">
                <text:p/>
              </draw:line>
              <draw:line draw:style-name="gr8" draw:text-style-name="P1" draw:layer="layout" svg:x1="15cm" svg:y1="11.949cm" svg:x2="15cm" svg:y2="15.949cm">
                <text:p/>
              </draw:line>
              <draw:line draw:style-name="gr8" draw:text-style-name="P1" draw:layer="layout" svg:x1="13cm" svg:y1="11.949cm" svg:x2="12.25cm" svg:y2="12.699cm">
                <text:p/>
              </draw:line>
              <draw:line draw:style-name="gr8" draw:text-style-name="P1" draw:layer="layout" svg:x1="12.263cm" svg:y1="12.699cm" svg:x2="13.013cm" svg:y2="12.699cm">
                <text:p/>
              </draw:line>
              <draw:line draw:style-name="gr8" draw:text-style-name="P1" draw:layer="layout" svg:x1="13.025cm" svg:y1="11.949cm" svg:x2="13.025cm" svg:y2="12.699cm">
                <text:p/>
              </draw:line>
            </draw:g>
            <draw:line draw:style-name="gr5" draw:text-style-name="P2" draw:layer="layout" svg:x1="12.715cm" svg:y1="15.189cm" svg:x2="14.465cm" svg:y2="15.189cm">
              <text:p/>
            </draw:line>
            <draw:custom-shape draw:style-name="gr9" draw:text-style-name="P1" draw:layer="layout" svg:width="0.564cm" svg:height="0.501cm" svg:x="12.762cm" svg:y="12.936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11:34.272000000</meta:creation-date>
    <dc:date>2025-12-05T19:26:05.453186900</dc:date>
    <meta:editing-duration>PT6H49M14S</meta:editing-duration>
    <meta:editing-cycles>20</meta:editing-cycles>
    <meta:generator>LibreOffice/25.2.6.2$Windows_X86_64 LibreOffice_project/729c5bfe710f5eb71ed3bbde9e06a6065e9c6c5d</meta:generator>
    <meta:document-statistic meta:object-count="23"/>
  </office:meta>
</office:document-meta>
</file>